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.2mm" table:align="left" style:writing-mode="lr-tb"/>
    </style:style>
    <style:style style:name="Table1.A" style:family="table-column">
      <style:table-column-properties style:column-width="27.57mm"/>
    </style:style>
    <style:style style:name="Table1.B" style:family="table-column">
      <style:table-column-properties style:column-width="29.49mm"/>
    </style:style>
    <style:style style:name="Table1.C" style:family="table-column">
      <style:table-column-properties style:column-width="29.62mm"/>
    </style:style>
    <style:style style:name="Table1.D" style:family="table-column">
      <style:table-column-properties style:column-width="29.37mm"/>
    </style:style>
    <style:style style:name="Table1.F" style:family="table-column">
      <style:table-column-properties style:column-width="24.66mm"/>
    </style:style>
    <style:style style:name="Table1.1" style:family="table-row">
      <style:table-row-properties style:row-height="6.3mm" fo:keep-together="always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row-height="10mm" fo:keep-together="always"/>
    </style:style>
    <style:style style:name="Table1.3" style:family="table-row">
      <style:table-row-properties style:row-height="7.11mm" fo:keep-together="always"/>
    </style:style>
    <style:style style:name="Table2" style:family="table">
      <style:table-properties style:width="170.2mm" table:align="left" style:writing-mode="lr-tb"/>
    </style:style>
    <style:style style:name="Table2.A" style:family="table-column">
      <style:table-column-properties style:column-width="140.02mm"/>
    </style:style>
    <style:style style:name="Table2.B" style:family="table-column">
      <style:table-column-properties style:column-width="30.1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Standard">
      <style:paragraph-properties fo:margin-top="0mm" fo:margin-bottom="0mm" loext:contextual-spacing="false" fo:line-height="100%">
        <style:tab-stops>
          <style:tab-stop style:position="60.01mm"/>
        </style:tab-stops>
      </style:paragraph-properties>
    </style:style>
    <style:style style:name="P3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Times New Roman" fo:font-size="10pt" fo:font-weight="bold" style:font-size-asian="10pt" style:language-asian="ru" style:country-asian="RU" style:font-weight-asian="bold" style:font-name-complex="Times New Roman" style:font-size-complex="10pt"/>
    </style:style>
    <style:style style:name="P4" style:family="paragraph" style:parent-style-name="Standard">
      <style:paragraph-properties fo:margin-top="0mm" fo:margin-bottom="0mm" loext:contextual-spacing="false" fo:text-align="center" style:justify-single-word="false">
        <style:tab-stops>
          <style:tab-stop style:position="60.01mm"/>
        </style:tab-stops>
      </style:paragraph-properties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5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size-asian="12pt" style:language-asian="ru" style:country-asian="RU" style:font-name-complex="Times New Roman" style:font-size-complex="12pt"/>
    </style:style>
    <style:style style:name="P6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a92e9" officeooo:paragraph-rsid="002a92e9" style:font-size-asian="12pt" style:language-asian="ru" style:country-asian="RU" style:font-name-complex="Times New Roman" style:font-size-complex="12pt"/>
    </style:style>
    <style:style style:name="P7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cccd7" officeooo:paragraph-rsid="002cccd7" style:font-name-asian="Times New Roman" style:font-size-asian="12pt" style:language-asian="ru" style:country-asian="RU" style:font-name-complex="Times New Roman" style:font-size-complex="12pt"/>
    </style:style>
    <style:style style:name="P9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fo:font-style="italic" fo:font-weight="normal" officeooo:rsid="002a92e9" officeooo:paragraph-rsid="002a92e9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10" style:family="paragraph" style:parent-style-name="Standard">
      <style:paragraph-properties fo:margin-top="0mm" fo:margin-bottom="0mm" loext:contextual-spacing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11" style:family="paragraph" style:parent-style-name="Standard">
      <style:paragraph-properties fo:margin-left="0mm" fo:margin-right="-0.02mm" fo:margin-top="0mm" fo:margin-bottom="0mm" loext:contextual-spacing="false" fo:line-height="150%" fo:text-align="center" style:justify-single-word="false" fo:text-indent="0mm" style:auto-text-indent="false"/>
      <style:text-properties fo:text-transform="uppercase" style:font-name="Times New Roman" fo:font-size="8pt" fo:font-weight="bold" style:font-size-asian="8pt" style:language-asian="ru" style:country-asian="RU" style:font-weight-asian="bold" style:font-name-complex="Times New Roman" style:font-size-complex="8pt"/>
    </style:style>
    <style:style style:name="P1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20pt" fo:letter-spacing="0.71mm" fo:font-weight="bold" style:font-name-asian="Times New Roman" style:font-size-asian="20pt" style:language-asian="ru" style:country-asian="RU" style:font-weight-asian="bold" style:font-name-complex="Times New Roman" style:font-size-complex="20pt"/>
    </style:style>
    <style:style style:name="P13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12pt" fo:letter-spacing="0.71mm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</style:style>
    <style:style style:name="P1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60.01mm"/>
        </style:tab-stops>
      </style:paragraph-properties>
    </style:style>
    <style:style style:name="P1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</style:style>
    <style:style style:name="P17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/>
    </style:style>
    <style:style style:name="P18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7af10"/>
    </style:style>
    <style:style style:name="P19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fd10a"/>
    </style:style>
    <style:style style:name="P20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3042d6"/>
    </style:style>
    <style:style style:name="P2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22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</style:style>
    <style:style style:name="P23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</style:style>
    <style:style style:name="P24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2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2pt"/>
    </style:style>
    <style:style style:name="P2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7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8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 style:font-weight-complex="bold"/>
    </style:style>
    <style:style style:name="P2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0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1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2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3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20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4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5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9ac07" style:font-name-asian="Times New Roman" style:font-size-asian="12pt" style:language-asian="ru" style:country-asian="RU" style:font-name-complex="Times New Roman" style:font-size-complex="12pt"/>
    </style:style>
    <style:style style:name="P3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d5f59" style:font-name-asian="Times New Roman" style:font-size-asian="12pt" style:language-asian="ru" style:country-asian="RU" style:font-name-complex="Times New Roman" style:font-size-complex="12pt"/>
    </style:style>
    <style:style style:name="P37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fo:font-size="12pt" officeooo:rsid="001834d1" officeooo:paragraph-rsid="001834d1" style:font-name-asian="Times New Roman" style:font-size-asian="12pt" style:language-asian="ru" style:country-asian="RU" style:font-name-complex="Times New Roman" style:font-size-complex="12pt"/>
    </style:style>
    <style:style style:name="P3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39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0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1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43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style:font-name-asian="Times New Roman" style:language-asian="ru" style:country-asian="RU" style:font-name-complex="Times New Roman" style:font-size-complex="12pt"/>
    </style:style>
    <style:style style:name="P44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656b2" officeooo:paragraph-rsid="001656b2" style:font-name-asian="Times New Roman" style:language-asian="ru" style:country-asian="RU" style:font-name-complex="Times New Roman" style:font-size-complex="12pt"/>
    </style:style>
    <style:style style:name="P4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34d1" officeooo:paragraph-rsid="001834d1" style:font-name-asian="Times New Roman" style:language-asian="ru" style:country-asian="RU" style:font-name-complex="Times New Roman" style:font-size-complex="12pt"/>
    </style:style>
    <style:style style:name="P46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e17b" officeooo:paragraph-rsid="0018e17b" style:font-name-asian="Times New Roman" style:language-asian="ru" style:country-asian="RU" style:font-name-complex="Times New Roman" style:font-size-complex="12pt"/>
    </style:style>
    <style:style style:name="P47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327512" officeooo:paragraph-rsid="00327512" style:font-name-asian="Times New Roman" style:language-asian="ru" style:country-asian="RU" style:font-name-complex="Times New Roman" style:font-size-complex="12pt"/>
    </style:style>
    <style:style style:name="P4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P4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/>
    </style:style>
    <style:style style:name="P50" style:family="paragraph" style:parent-style-name="Standard">
      <style:paragraph-properties fo:margin-left="0mm" fo:margin-right="-0.02mm" fo:margin-top="2.12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51" style:family="paragraph" style:parent-style-name="Standard">
      <style:paragraph-properties fo:margin-left="0mm" fo:margin-right="-0.02mm" fo:margin-top="2.12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2" style:family="paragraph" style:parent-style-name="Standard">
      <style:paragraph-properties fo:margin-left="0mm" fo:margin-right="-0.02mm" fo:margin-top="0mm" fo:margin-bottom="2.12mm" loext:contextual-spacing="false" fo:line-height="2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3" style:family="paragraph" style:parent-style-name="Standard">
      <style:paragraph-properties fo:margin-left="0mm" fo:margin-right="0mm" fo:margin-top="0mm" fo:margin-bottom="0mm" loext:contextual-spacing="false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54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55" style:family="paragraph" style:parent-style-name="Standard" style:list-style-name="">
      <style:paragraph-properties fo:margin-left="0mm" fo:margin-right="-2.52mm" fo:margin-top="0mm" fo:margin-bottom="0mm" loext:contextual-spacing="false" fo:line-height="100%" fo:text-align="center" style:justify-single-word="false" fo:text-indent="0mm" style:auto-text-indent="false" fo:keep-with-next="always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5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officeooo:paragraph-rsid="00118438"/>
    </style:style>
    <style:style style:name="T1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fo:language="en" fo:country="US" fo:font-style="italic" style:text-underline-style="solid" style:text-underline-width="auto" style:text-underline-color="font-color" officeooo:rsid="0030e831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6" style:family="text"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officeooo:rsid="000a8054" style:font-name-asian="Times New Roman" style:font-size-asian="12pt" style:language-asian="ru" style:country-asian="RU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officeooo:rsid="00120286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officeooo:rsid="001272b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217d44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1e5e3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205585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officeooo:rsid="0023292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officeooo:rsid="00261f8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27af10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8" style:family="text">
      <style:text-properties style:font-name="Times New Roman" fo:font-size="12pt" fo:font-style="italic" style:text-underline-style="solid" style:text-underline-width="auto" style:text-underline-color="font-color" fo:font-weight="normal" style:font-name-asian="Times New Roman" style:font-size-asian="12pt" style:language-asian="ru" style:country-asian="RU" style:font-style-asian="italic" style:font-weight-asian="normal" style:font-name-complex="Times New Roman" style:font-size-complex="10pt" style:font-style-complex="italic" style:font-weight-complex="normal"/>
    </style:style>
    <style:style style:name="T19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0pt"/>
    </style:style>
    <style:style style:name="T20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T21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2pt"/>
    </style:style>
    <style:style style:name="T22" style:family="text">
      <style:text-properties style:font-name="Times New Roman" fo:font-size="8pt" fo:letter-spacing="0.35mm" style:font-name-asian="Times New Roman" style:font-size-asian="8pt" style:language-asian="ru" style:country-asian="RU" style:font-name-complex="Times New Roman" style:font-size-complex="12pt"/>
    </style:style>
    <style:style style:name="T23" style:family="text">
      <style:text-properties style:font-name="Times New Roman" fo:font-size="10pt" fo:letter-spacing="0.35mm" style:font-name-asian="Times New Roman" style:font-size-asian="10pt" style:language-asian="ru" style:country-asian="RU" style:font-name-complex="Times New Roman" style:font-size-complex="10pt"/>
    </style:style>
    <style:style style:name="T24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5" style:family="text">
      <style:text-properties style:font-name="Times New Roman" fo:font-size="9pt" fo:letter-spacing="0.35mm" style:font-name-asian="Times New Roman" style:font-size-asian="9pt" style:language-asian="ru" style:country-asian="RU" style:font-name-complex="Times New Roman" style:font-size-complex="9pt"/>
    </style:style>
    <style:style style:name="T26" style:family="text">
      <style:text-properties style:font-name="Times New Roman" fo:font-size="9pt" style:font-name-asian="Times New Roman" style:font-size-asian="9pt" style:language-asian="ru" style:country-asian="RU" style:font-name-complex="Times New Roman" style:font-size-complex="9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99a73"/>
    </style:style>
    <style:style style:name="T29" style:family="text">
      <style:text-properties style:text-underline-style="solid" style:text-underline-width="auto" style:text-underline-color="font-color" officeooo:rsid="001a301a"/>
    </style:style>
    <style:style style:name="T30" style:family="text">
      <style:text-properties style:text-underline-style="solid" style:text-underline-width="auto" style:text-underline-color="font-color" officeooo:rsid="001b915e"/>
    </style:style>
    <style:style style:name="T31" style:family="text">
      <style:text-properties fo:font-style="italic" style:text-underline-style="solid" style:text-underline-width="auto" style:text-underline-color="font-color" officeooo:rsid="00139d67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1a301a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1abf89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1b915e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1d5f59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1bd3e8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2433d5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32deb1" style:font-style-asian="italic" style:font-style-complex="italic"/>
    </style:style>
    <style:style style:name="T39" style:family="text">
      <style:text-properties officeooo:rsid="002c37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науки и высшего образования Российской Федерации</text:p>
      <text:p text:style-name="P11">федеральное государственное автономное образовательное учреждение высшего образования </text:p>
      <text:p text:style-name="P24">“САНКТ-ПЕТЕРБУРГСКИЙ НАЦИОНАЛЬНЫЙ ИССЛЕДОВАТЕЛЬСКИЙ </text:p>
      <text:p text:style-name="P24">УНИВЕРСИТЕТ ИНФОРМАЦИОННЫХ ТЕХНОЛОГИЙ, </text:p>
      <text:p text:style-name="P24">МЕХАНИКИ И ОПТИКИ”</text:p>
      <text:p text:style-name="P25"/>
      <text:p text:style-name="P12">АнНотация</text:p>
      <text:p text:style-name="P13"/>
      <text:p text:style-name="P27">ВЫПУСКНОЙ <text:s/>КВАЛИФИКАЦИОННОЙ <text:s/>РАБОТЫ</text:p>
      <text:p text:style-name="P26"/>
      <text:p text:style-name="P14"><text:span text:style-name="T2">Студент </text:span><text:span text:style-name="T9">Самарин Артур Олегович<text:tab/><text:tab/><text:tab/><text:tab/><text:tab/><text:tab/><text:tab/><text:tab/> <text:s text:c="5"/></text:span></text:p>
      <text:p text:style-name="P16"><text:span text:style-name="T19"><text:tab/></text:span><text:span text:style-name="T20"> (ФИО)</text:span></text:p>
      <text:p text:style-name="P56"><text:span text:style-name="T2">Наименование темы ВКР: </text:span><text:span text:style-name="T18">Разработка автоматизированного метода настройки<text:tab/> <text:s text:c="5"/>вариационных алгоритмов для квантового компьютера</text:span><text:span text:style-name="T7"><text:tab/><text:tab/><text:tab/><text:tab/><text:tab/> <text:s text:c="5"/><text:tab/><text:tab/><text:tab/><text:tab/> <text:s text:c="5"/><text:tab/><text:tab/><text:tab/><text:tab/><text:tab/><text:tab/><text:tab/><text:tab/><text:tab/> <text:s text:c="5"/><text:tab/><text:tab/><text:tab/><text:tab/> <text:s text:c="5"/><text:tab/><text:tab/><text:tab/><text:tab/><text:tab/><text:tab/><text:tab/><text:tab/><text:tab/> <text:s text:c="5"/></text:span></text:p>
      <text:p text:style-name="P17"><text:span text:style-name="T1">Наименование организации, где выполнена ВКР</text:span><text:span text:style-name="T8"> </text:span><text:span text:style-name="T10">Университет ИТМО <text:s/><text:tab/><text:tab/><text:tab/> <text:s text:c="4"/></text:span></text:p>
      <text:p text:style-name="P38"/>
      <text:p text:style-name="P28">ХАРАКТЕРИСТИКА ВЫПУСКНОЙ КВАЛИФИКАЦИОННОЙ РАБОТЫ</text:p>
      <text:p text:style-name="P28"/>
      <text:p text:style-name="P29">1 Цель исследования <text:span text:style-name="T32">разработ</text:span><text:span text:style-name="T33">ать</text:span><text:span text:style-name="T32"> автоматизированн</text:span><text:span text:style-name="T33">ый</text:span><text:span text:style-name="T32"> метод настройки квантовой <text:s text:c="9"/>схемы в <text:s text:c="2"/>алгоритме VQE с использованием эволюционного </text:span><text:span text:style-name="T33">подхода</text:span><text:span text:style-name="T29"> <text:s text:c="18"/><text:tab/><text:tab/> <text:s text:c="5"/></text:span></text:p>
      <text:p text:style-name="P36">2 Задачи, решаемые в ВКР _<text:span text:style-name="T32">разработ</text:span><text:span text:style-name="T33">ать</text:span><text:span text:style-name="T32"> </text:span><text:span text:style-name="T34">раз</text:span><text:span text:style-name="T35">личные</text:span><text:span text:style-name="T34"> варианты метода, оценить и сравнить их эффективност</text:span><text:span text:style-name="T36">ь</text:span><text:span text:style-name="T34">, выбрать и</text:span><text:span text:style-name="T36">з</text:span><text:span text:style-name="T34"> них наилучший</text:span><text:span text:style-name="T30"><text:tab/><text:tab/><text:tab/><text:tab/> <text:s text:c="41"/></text:span></text:p>
      <text:p text:style-name="P36">3 Число источников, использованных при составлении обзора <text:span text:style-name="T38">12</text:span><text:span text:style-name="T28"><text:tab/><text:tab/><text:tab/><text:tab/> <text:s text:c="6"/></text:span></text:p>
      <text:p text:style-name="P35">4 Полное число источников, использованных в работе <text:span text:style-name="T38">13 <text:tab/></text:span><text:span text:style-name="T28"><text:tab/><text:tab/><text:tab/> <text:s text:c="6"/><text:tab/> <text:s text:c="6"/></text:span></text:p>
      <text:p text:style-name="P49">5 В том числе источников по годам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columns-spanned="3" office:value-type="string">
            <text:p text:style-name="P42">Отечественных</text:p>
          </table:table-cell>
          <table:covered-table-cell/>
          <table:covered-table-cell/>
          <table:table-cell table:style-name="Table1.D1" table:number-columns-spanned="3" office:value-type="string">
            <text:p text:style-name="P42">Иностранных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3">Последние 5 лет</text:p>
          </table:table-cell>
          <table:table-cell table:style-name="Table1.A1" office:value-type="string">
            <text:p text:style-name="P43">От </text:p>
            <text:p text:style-name="P43">5 до 10 лет</text:p>
          </table:table-cell>
          <table:table-cell table:style-name="Table1.A1" office:value-type="string">
            <text:p text:style-name="P43">Более </text:p>
            <text:p text:style-name="P43">10 лет</text:p>
          </table:table-cell>
          <table:table-cell table:style-name="Table1.A1" office:value-type="string">
            <text:p text:style-name="P43">Последние </text:p>
            <text:p text:style-name="P43">5 лет</text:p>
          </table:table-cell>
          <table:table-cell table:style-name="Table1.A1" office:value-type="string">
            <text:p text:style-name="P43">От </text:p>
            <text:p text:style-name="P43"><text:s/>5 до 10 лет</text:p>
          </table:table-cell>
          <table:table-cell table:style-name="Table1.D1" office:value-type="string">
            <text:p text:style-name="P43">Более </text:p>
            <text:p text:style-name="P43">10 лет</text:p>
          </table:table-cell>
        </table:table-row>
        <table:table-row table:style-name="Table1.3">
          <table:table-cell table:style-name="Table1.A1" office:value-type="string">
            <text:p text:style-name="P37">1</text:p>
          </table:table-cell>
          <table:table-cell table:style-name="Table1.A1" office:value-type="string">
            <text:p text:style-name="P45">0</text:p>
          </table:table-cell>
          <table:table-cell table:style-name="Table1.A1" office:value-type="string">
            <text:p text:style-name="P44">0</text:p>
          </table:table-cell>
          <table:table-cell table:style-name="Table1.A1" office:value-type="string">
            <text:p text:style-name="P47">11</text:p>
          </table:table-cell>
          <table:table-cell table:style-name="Table1.A1" office:value-type="string">
            <text:p text:style-name="P46">1</text:p>
          </table:table-cell>
          <table:table-cell table:style-name="Table1.D1" office:value-type="string">
            <text:p text:style-name="P46">0</text:p>
          </table:table-cell>
        </table:table-row>
      </table:table>
      <text:p text:style-name="P50"><text:span text:style-name="T3">6 Использование информационных ресурсов </text:span><text:span text:style-name="T4">Internet <text:s/></text:span><text:span text:style-name="T5">есть, 3 ссылки</text:span><text:span text:style-name="T11"><text:tab/><text:tab/><text:tab/><text:tab/></text:span></text:p>
      <text:p text:style-name="P15"><text:span text:style-name="T22"><text:tab/><text:tab/><text:tab/><text:tab/></text:span><text:span text:style-name="T21">(Да, нет, число ссылок в списке литературы)</text:span></text:p>
      <text:p text:style-name="P38">_______________________________________________________________________________</text:p>
      <text:p text:style-name="P22"><text:span text:style-name="T3">7 Использование современных пакетов компьютерных программ и технологий </text:span><text:span text:style-name="T20">(Указать, какие именно, и в каком разделе работы)</text:span></text:p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Пакеты компьютерных программ и технологий</text:p>
          </table:table-cell>
          <table:table-cell table:style-name="Table2.B1" office:value-type="string">
            <text:h text:style-name="P55" text:outline-level="1">Параграф работы</text:h>
          </table:table-cell>
        </table:table-row>
        <table:table-row table:style-name="Table2.1">
          <table:table-cell table:style-name="Table2.A1" office:value-type="string">
            <text:p text:style-name="P9">Язык программирования Python 3</text:p>
          </table:table-cell>
          <table:table-cell table:style-name="Table2.B1" office:value-type="string">
            <text:p text:style-name="P6">2.<text:span text:style-name="T39">3</text:span></text:p>
          </table:table-cell>
        </table:table-row>
        <table:table-row table:style-name="Table2.1">
          <table:table-cell table:style-name="Table2.A1" office:value-type="string">
            <text:p text:style-name="P8">Библиотека Qutip</text:p>
          </table:table-cell>
          <table:table-cell table:style-name="Table2.B1" office:value-type="string">
            <text:p text:style-name="P6">2.<text:span text:style-name="T39">3</text:span></text:p>
          </table:table-cell>
        </table:table-row>
        <table:table-row table:style-name="Table2.1">
          <table:table-cell table:style-name="Table2.A1" office:value-type="string">
            <text:p text:style-name="P8">Библиотека Qiskit</text:p>
          </table:table-cell>
          <table:table-cell table:style-name="Table2.B1" office:value-type="string">
            <text:p text:style-name="P6">2.<text:span text:style-name="T39">3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5"/>
          </table:table-cell>
        </table:table-row>
      </table:table>
      <text:p text:style-name="P39"/>
      <text:p text:style-name="P18"><text:span text:style-name="T6">8</text:span><text:span text:style-name="T3"> Краткая характеристика полученных результатов </text:span></text:p>
      <text:p text:style-name="P19"><text:span text:style-name="T12">Р</text:span><text:span text:style-name="T13">азработаны несколько вариантов метода, </text:span><text:span text:style-name="T12">отличаю</text:span><text:span text:style-name="T17">щихся</text:span><text:span text:style-name="T12"> используемым в эволюционном алгоритме оператором мутации <text:s text:c="50"/><text:tab/><text:tab/><text:tab/> <text:s text:c="17"/></text:span></text:p>
      <text:p text:style-name="P20"><text:span text:style-name="T15">П</text:span><text:span text:style-name="T14">роведено сравнение </text:span><text:span text:style-name="T15">их </text:span><text:span text:style-name="T14">эффективности, </text:span><text:span text:style-name="T15">выбран наилучший вариант.<text:tab/><text:tab/><text:tab/> <text:s text:c="5"/></text:span></text:p>
      <text:p text:style-name="P18"><text:span text:style-name="T15">Проведено сравнение наилучшего варианта с существующими подходами</text:span><text:span text:style-name="T14">. </text:span><text:span text:style-name="T15">Предложенный метод даёт лучшие результаты по простоте используемой квантовой схемы, что важно так как <text:s/>при увеличении сложности схемы падает точность вычислений. <text:s text:c="31"/></text:span></text:p>
      <text:p text:style-name="P51"><text:soft-page-break/>9 Полученные гранты, при выполнении работы _______________________________________</text:p>
      <text:p text:style-name="P2"><text:span text:style-name="T6"><text:tab/><text:tab/><text:tab/><text:tab/><text:tab/></text:span><text:span text:style-name="T25">(</text:span><text:span text:style-name="T26">Название гранта</text:span><text:span text:style-name="T25">)</text:span></text:p>
      <text:p text:style-name="P32">_______________________________________________________________________________</text:p>
      <text:p text:style-name="P40"/>
      <text:p text:style-name="P30">10 Наличие публикаций и выступлений на конференциях по теме выпускной работы <text:span text:style-name="T27"><text:s text:c="2"/></text:span><text:span text:style-name="T31">нет <text:s text:c="5"/></text:span></text:p>
      <text:p text:style-name="P21"><text:span text:style-name="T3"><text:s/><text:tab/><text:tab/><text:tab/><text:tab/><text:tab/><text:tab/><text:tab/><text:tab/></text:span><text:span text:style-name="T26"> <text:s text:c="17"/></text:span><text:span text:style-name="T25">(</text:span><text:span text:style-name="T26">Да, нет</text:span><text:span text:style-name="T25">)</text:span></text:p>
      <text:p text:style-name="P30">а) <text:s/>1 ____________________________________________________________________________</text:p>
      <text:p text:style-name="P15"><text:span text:style-name="T24"><text:s/>(Библиографическое описание публикаций</text:span><text:span text:style-name="T23">)</text:span></text:p>
      <text:p text:style-name="P53"><text:s text:c="4"/>2____________________________________________________________________________</text:p>
      <text:p text:style-name="P53"><text:s text:c="4"/>3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10">б) <text:s/>1____________________________________________________________________________</text:p>
      <text:p text:style-name="P4">(Библиографическое описание выступлений на конференциях) <text:s text:c="4"/></text:p>
      <text:p text:style-name="P53"><text:s text:c="6"/>2____________________________________________________________________________</text:p>
      <text:p text:style-name="P53"><text:s text:c="6"/>3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31"/>
      <text:p text:style-name="P31">Студент<text:span text:style-name="T27"> <text:s text:c="2"/></text:span><text:span text:style-name="T37">Самарин А.О. <text:s text:c="38"/></text:span><text:s text:c="3"/>_________________</text:p>
      <text:p text:style-name="P33"><text:tab/><text:tab/><text:tab/>(ФИО)<text:tab/><text:tab/><text:tab/><text:tab/>(подпись)</text:p>
      <text:p text:style-name="P41"/>
      <text:p text:style-name="P23"><text:span text:style-name="T3">Руководитель ВКР </text:span><text:span text:style-name="T16">Чивилихин Д.С. <text:s text:c="19"/></text:span><text:span text:style-name="T3"><text:s text:c="3"/>_________________</text:span></text:p>
      <text:p text:style-name="P33"><text:tab/><text:tab/><text:tab/>(ФИО)<text:tab/><text:tab/><text:tab/><text:tab/>(подпись)</text:p>
      <text:p text:style-name="P34"/>
      <text:p text:style-name="P41"/>
      <text:p text:style-name="P52">“__________”________________20___г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en" fo:country="US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НоCf0мальный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3.88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user2</meta:initial-creator>
    <meta:creation-date>2018-10-02T15:16:00</meta:creation-date>
    <dc:date>2019-04-24T19:21:37.993329573</dc:date>
    <meta:editing-cycles>46</meta:editing-cycles>
    <meta:generator>LibreOffice/6.2.2.2$Linux_X86_64 LibreOffice_project/20$Build-2</meta:generator>
    <meta:editing-duration>PT4H35M56S</meta:editing-duration>
    <meta:document-statistic meta:table-count="2" meta:image-count="0" meta:object-count="0" meta:page-count="2" meta:paragraph-count="77" meta:word-count="305" meta:character-count="3985" meta:non-whitespace-character-count="3269"/>
  </office:meta>
</office:document-meta>
</file>